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"i'm a 22 year old software developer and interested in the computationally low-level and the technically complex. I often want to know how systems work internally and will take them apart to see how they work under the hood.",</text:p>
      <text:p text:style-name="Normal"/>
      <text:p text:style-name="Normal">I tend to think independently and take initiative when/as needed, even if my approach isn't very conventional. In this way I <text:s text:c="34"/>but I also value sharing knowledge and collaborating with others.",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nes Veuger</meta:initial-creator>
    <dc:creator>Jannes Veuger</dc:creator>
    <meta:creation-date>2025-10-17T14:58:00Z</meta:creation-date>
    <dc:date>2025-10-18T17:13:00Z</dc:date>
    <meta:template xlink:href="Normal.dotm" xlink:type="simple"/>
    <meta:editing-cycles>1</meta:editing-cycles>
    <meta:editing-duration>PT300S</meta:editing-duration>
    <meta:document-statistic meta:page-count="1" meta:paragraph-count="1" meta:word-count="68" meta:character-count="456" meta:row-count="3" meta:non-whitespace-character-count="389"/>
  </office:meta>
</office:document-meta>
</file>